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74cm"/>
    </style:style>
    <style:style style:name="co2" style:family="table-column">
      <style:table-column-properties fo:break-before="auto" style:column-width="0.792cm"/>
    </style:style>
    <style:style style:name="co3" style:family="table-column">
      <style:table-column-properties fo:break-before="auto" style:column-width="0.45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517cm"/>
    </style:style>
    <style:style style:name="co6" style:family="table-column">
      <style:table-column-properties fo:break-before="auto" style:column-width="2.066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1.896cm"/>
    </style:style>
    <style:style style:name="co9" style:family="table-column">
      <style:table-column-properties fo:break-before="auto" style:column-width="0.58cm"/>
    </style:style>
    <style:style style:name="co10" style:family="table-column">
      <style:table-column-properties fo:break-before="auto" style:column-width="2.406cm"/>
    </style:style>
    <style:style style:name="co11" style:family="table-column">
      <style:table-column-properties fo:break-before="auto" style:column-width="1.515cm"/>
    </style:style>
    <style:style style:name="co12" style:family="table-column">
      <style:table-column-properties fo:break-before="auto" style:column-width="27.961cm"/>
    </style:style>
    <style:style style:name="co13" style:family="table-column">
      <style:table-column-properties fo:break-before="auto" style:column-width="2.321cm"/>
    </style:style>
    <style:style style:name="co14" style:family="table-column">
      <style:table-column-properties fo:break-before="auto" style:column-width="3.212cm"/>
    </style:style>
    <style:style style:name="co15" style:family="table-column">
      <style:table-column-properties fo:break-before="auto" style:column-width="0.474cm"/>
    </style:style>
    <style:style style:name="co16" style:family="table-column">
      <style:table-column-properties fo:break-before="auto" style:column-width="2.979cm"/>
    </style:style>
    <style:style style:name="co17" style:family="table-column">
      <style:table-column-properties fo:break-before="auto" style:column-width="0.39cm"/>
    </style:style>
    <style:style style:name="co18" style:family="table-column">
      <style:table-column-properties fo:break-before="auto" style:column-width="2.789cm"/>
    </style:style>
    <style:style style:name="co19" style:family="table-column">
      <style:table-column-properties fo:break-before="auto" style:column-width="1.558cm"/>
    </style:style>
    <style:style style:name="co20" style:family="table-column">
      <style:table-column-properties fo:break-before="auto" style:column-width="2.596cm"/>
    </style:style>
    <style:style style:name="co21" style:family="table-column">
      <style:table-column-properties fo:break-before="auto" style:column-width="16.32cm"/>
    </style:style>
    <style:style style:name="co22" style:family="table-column">
      <style:table-column-properties fo:break-before="auto" style:column-width="1.048cm"/>
    </style:style>
    <style:style style:name="co23" style:family="table-column">
      <style:table-column-properties fo:break-before="auto" style:column-width="0.984cm"/>
    </style:style>
    <style:style style:name="co24" style:family="table-column">
      <style:table-column-properties fo:break-before="auto" style:column-width="1.005cm"/>
    </style:style>
    <style:style style:name="co25" style:family="table-column">
      <style:table-column-properties fo:break-before="auto" style:column-width="21.816cm"/>
    </style:style>
    <style:style style:name="co26" style:family="table-column">
      <style:table-column-properties fo:break-before="auto" style:column-width="0.684cm"/>
    </style:style>
    <style:style style:name="co27" style:family="table-column">
      <style:table-column-properties fo:break-before="auto" style:column-width="0.587cm"/>
    </style:style>
    <style:style style:name="co28" style:family="table-column">
      <style:table-column-properties fo:break-before="auto" style:column-width="2.852cm"/>
    </style:style>
    <style:style style:name="co29" style:family="table-column">
      <style:table-column-properties fo:break-before="auto" style:column-width="0.457cm"/>
    </style:style>
    <style:style style:name="co30" style:family="table-column">
      <style:table-column-properties fo:break-before="auto" style:column-width="0.522cm"/>
    </style:style>
    <style:style style:name="co31" style:family="table-column">
      <style:table-column-properties fo:break-before="auto" style:column-width="1.436cm"/>
    </style:style>
    <style:style style:name="co32" style:family="table-column">
      <style:table-column-properties fo:break-before="auto" style:column-width="0.489cm"/>
    </style:style>
    <style:style style:name="co33" style:family="table-column">
      <style:table-column-properties fo:break-before="auto" style:column-width="0.423cm"/>
    </style:style>
    <style:style style:name="co34" style:family="table-column">
      <style:table-column-properties fo:break-before="auto" style:column-width="1.141cm"/>
    </style:style>
    <style:style style:name="co35" style:family="table-column">
      <style:table-column-properties fo:break-before="auto" style:column-width="0.5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0002" number:language="en" number:country="HK">
      <number:number number:decimal-places="2" number:min-decimal-places="2" number:min-integer-digits="1"/>
    </number:number-style>
    <number:number-style style:name="N20002" number:language="en" number:country="KE">
      <number:number number:decimal-places="2" number:min-decimal-places="2" number:min-integer-digits="1"/>
    </number:number-style>
    <style:style style:name="ce1" style:family="table-cell" style:parent-style-name="Default" style:data-style-name="N20002"/>
    <style:style style:name="ce2" style:family="table-cell" style:parent-style-name="Default" style:data-style-name="N84"/>
    <style:style style:name="ce3" style:family="table-cell" style:parent-style-name="Default" style:data-style-name="N10002"/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Kun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Kid</text:p>
          </table:table-cell>
          <table:table-cell/>
          <table:table-cell office:value-type="string" calcext:value-type="string">
            <text:p>Name </text:p>
          </table:table-cell>
          <table:table-cell/>
          <table:table-cell office:value-type="string" calcext:value-type="string">
            <text:p>Vorname </text:p>
          </table:table-cell>
          <table:table-cell/>
          <table:table-cell office:value-type="string" calcext:value-type="string">
            <text:p>O_id</text:p>
          </table:table-cell>
          <table:table-cell/>
          <table:table-cell office:value-type="string" calcext:value-type="string">
            <text:p>Straße</text:p>
          </table:table-cell>
          <table:table-cell/>
          <table:table-cell office:value-type="string" calcext:value-type="string">
            <text:p>Hausnummer</text:p>
          </table:table-cell>
          <table:table-cell/>
          <table:table-cell office:value-type="string" calcext:value-type="string">
            <text:p>Mitglied</text:p>
          </table:table-cell>
          <table:table-cell/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1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27" calcext:value-type="float">
            <text:p>2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2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43" calcext:value-type="float">
            <text:p>4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3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20" calcext:value-type="float">
            <text:p>2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4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89" calcext:value-type="float">
            <text:p>8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5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18" calcext:value-type="float">
            <text:p>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6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69" calcext:value-type="float">
            <text:p>6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7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20" calcext:value-type="float">
            <text:p>2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8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15" calcext:value-type="float">
            <text:p>1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9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29" calcext:value-type="float">
            <text:p>2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1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10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18" calcext:value-type="float">
            <text:p>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1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1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11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42" calcext:value-type="float">
            <text:p>4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1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1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1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12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76" calcext:value-type="float">
            <text:p>7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1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2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1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13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76" calcext:value-type="float">
            <text:p>7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1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3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1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14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91" calcext:value-type="float">
            <text:p>9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1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4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1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15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64" calcext:value-type="float">
            <text:p>6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1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1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16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26" calcext:value-type="float">
            <text:p>2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1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6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1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17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22" calcext:value-type="float">
            <text:p>2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1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7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1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18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23" calcext:value-type="float">
            <text:p>2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1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8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1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19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15" calcext:value-type="float">
            <text:p>1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1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9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2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20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55" calcext:value-type="float">
            <text:p>5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2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20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2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21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2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21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2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22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97" calcext:value-type="float">
            <text:p>9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2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22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2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23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18" calcext:value-type="float">
            <text:p>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2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23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2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24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52" calcext:value-type="float">
            <text:p>5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2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24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2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25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59" calcext:value-type="float">
            <text:p>5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2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25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2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26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84" calcext:value-type="float">
            <text:p>8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2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26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2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27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91" calcext:value-type="float">
            <text:p>9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2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27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2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28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2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28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2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29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78" calcext:value-type="float">
            <text:p>7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2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29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3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30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24" calcext:value-type="float">
            <text:p>2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3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30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3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31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68" calcext:value-type="float">
            <text:p>6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3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31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3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32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68" calcext:value-type="float">
            <text:p>6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3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32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3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33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96" calcext:value-type="float">
            <text:p>9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3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33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3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34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93" calcext:value-type="float">
            <text:p>9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3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34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3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35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36" calcext:value-type="float">
            <text:p>3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3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35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3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36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96" calcext:value-type="float">
            <text:p>9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3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36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3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37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64" calcext:value-type="float">
            <text:p>6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3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37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3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38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98" calcext:value-type="float">
            <text:p>9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3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38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3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39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69" calcext:value-type="float">
            <text:p>6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3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39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4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40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4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40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4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41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53" calcext:value-type="float">
            <text:p>5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4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41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4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42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56" calcext:value-type="float">
            <text:p>5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4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42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4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43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20" calcext:value-type="float">
            <text:p>2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4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43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4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44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88" calcext:value-type="float">
            <text:p>8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4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44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4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45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23" calcext:value-type="float">
            <text:p>2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4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45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4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46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16" calcext:value-type="float">
            <text:p>1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4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46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4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47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38" calcext:value-type="float">
            <text:p>3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4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47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4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48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98" calcext:value-type="float">
            <text:p>9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4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48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4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49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74" calcext:value-type="float">
            <text:p>7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4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49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_id, strasse, hausnummer, Mitglied) Values(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5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50</text:p>
          </table:table-cell>
          <table:table-cell office:value-type="string" calcext:value-type="string">
            <text:p>',</text:p>
          </table:table-cell>
          <table:table-cell table:formula="of:=ROUND(RAND()*100)" office:value-type="float" office:value="32" calcext:value-type="float">
            <text:p>3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trasse5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50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</table:table>
      <table:table table:name="Gerät" table:style-name="ta1">
        <table:table-column table:style-name="co12" table:default-cell-style-name="Default"/>
        <table:table-column table:style-name="co7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ce2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G_id</text:p>
          </table:table-cell>
          <table:table-cell/>
          <table:table-cell office:value-type="string" calcext:value-type="string">
            <text:p>Bezeichnung</text:p>
          </table:table-cell>
          <table:table-cell/>
          <table:table-cell office:value-type="string" calcext:value-type="string">
            <text:p>Anschaffungspreis</text:p>
          </table:table-cell>
          <table:table-cell/>
          <table:table-cell office:value-type="string" calcext:value-type="string">
            <text:p>Aschaffungsdatum</text:p>
          </table:table-cell>
          <table:table-cell/>
          <table:table-cell office:value-type="string" calcext:value-type="string">
            <text:p>Mietpreisklasse1</text:p>
          </table:table-cell>
          <table:table-cell/>
          <table:table-cell office:value-type="string" calcext:value-type="string">
            <text:p>Mietpreisklass2</text:p>
          </table:table-cell>
          <table:table-cell/>
          <table:table-cell office:value-type="string" calcext:value-type="string">
            <text:p>Mietpreisklasse3</text:p>
          </table:table-cell>
          <table:table-cell/>
          <table:table-cell office:value-type="string" calcext:value-type="string">
            <text:p>Zustand</text:p>
          </table:table-cell>
          <table:table-cell/>
          <table:table-cell office:value-type="string" calcext:value-type="string">
            <text:p>Produktgruppe</text:p>
          </table:table-cell>
          <table:table-cell/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01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619.079473139724" calcext:value-type="float">
            <text:p>619.08</text:p>
          </table:table-cell>
          <table:table-cell office:value-type="string" calcext:value-type="string">
            <text:p>,'</text:p>
          </table:table-cell>
          <table:table-cell office:value-type="date" office:date-value="2001-07-10" calcext:value-type="date">
            <text:p>2001-07-10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9.78428115096376" calcext:value-type="float">
            <text:p>9.78</text:p>
          </table:table-cell>
          <table:table-cell office:value-type="string" calcext:value-type="string">
            <text:p>,</text:p>
          </table:table-cell>
          <table:table-cell table:style-name="ce3" table:formula="of:=[.L2]*10" office:value-type="float" office:value="97.8428115096376" calcext:value-type="float">
            <text:p>97.8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02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289.738824579205" calcext:value-type="float">
            <text:p>289.74</text:p>
          </table:table-cell>
          <table:table-cell office:value-type="string" calcext:value-type="string">
            <text:p>,'</text:p>
          </table:table-cell>
          <table:table-cell office:value-type="date" office:date-value="2001-07-11" calcext:value-type="date">
            <text:p>2001-07-11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9.74009615859626" calcext:value-type="float">
            <text:p>9.74</text:p>
          </table:table-cell>
          <table:table-cell office:value-type="string" calcext:value-type="string">
            <text:p>,</text:p>
          </table:table-cell>
          <table:table-cell table:style-name="ce3" table:formula="of:=[.L3]*10" office:value-type="float" office:value="97.4009615859626" calcext:value-type="float">
            <text:p>97.4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03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943.81782196882" calcext:value-type="float">
            <text:p>943.82</text:p>
          </table:table-cell>
          <table:table-cell office:value-type="string" calcext:value-type="string">
            <text:p>,'</text:p>
          </table:table-cell>
          <table:table-cell office:value-type="date" office:date-value="2001-07-12" calcext:value-type="date">
            <text:p>2001-07-12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1.19210488048724" calcext:value-type="float">
            <text:p>1.19</text:p>
          </table:table-cell>
          <table:table-cell office:value-type="string" calcext:value-type="string">
            <text:p>,</text:p>
          </table:table-cell>
          <table:table-cell table:style-name="ce3" table:formula="of:=[.L4]*10" office:value-type="float" office:value="11.9210488048724" calcext:value-type="float">
            <text:p>11.9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04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507.158655831476" calcext:value-type="float">
            <text:p>507.16</text:p>
          </table:table-cell>
          <table:table-cell office:value-type="string" calcext:value-type="string">
            <text:p>,'</text:p>
          </table:table-cell>
          <table:table-cell office:value-type="date" office:date-value="2001-07-13" calcext:value-type="date">
            <text:p>2001-07-13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9.30968069594575" calcext:value-type="float">
            <text:p>9.31</text:p>
          </table:table-cell>
          <table:table-cell office:value-type="string" calcext:value-type="string">
            <text:p>,</text:p>
          </table:table-cell>
          <table:table-cell table:style-name="ce3" table:formula="of:=[.L5]*10" office:value-type="float" office:value="93.0968069594575" calcext:value-type="float">
            <text:p>93.1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05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288.210482644637" calcext:value-type="float">
            <text:p>288.21</text:p>
          </table:table-cell>
          <table:table-cell office:value-type="string" calcext:value-type="string">
            <text:p>,'</text:p>
          </table:table-cell>
          <table:table-cell office:value-type="date" office:date-value="2001-07-14" calcext:value-type="date">
            <text:p>2001-07-14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2.33885044636936" calcext:value-type="float">
            <text:p>2.34</text:p>
          </table:table-cell>
          <table:table-cell office:value-type="string" calcext:value-type="string">
            <text:p>,</text:p>
          </table:table-cell>
          <table:table-cell table:style-name="ce3" table:formula="of:=[.L6]*10" office:value-type="float" office:value="23.3885044636936" calcext:value-type="float">
            <text:p>23.3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06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728.865172198083" calcext:value-type="float">
            <text:p>728.87</text:p>
          </table:table-cell>
          <table:table-cell office:value-type="string" calcext:value-type="string">
            <text:p>,'</text:p>
          </table:table-cell>
          <table:table-cell office:value-type="date" office:date-value="2001-07-15" calcext:value-type="date">
            <text:p>2001-07-15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9.18732999774407" calcext:value-type="float">
            <text:p>9.19</text:p>
          </table:table-cell>
          <table:table-cell office:value-type="string" calcext:value-type="string">
            <text:p>,</text:p>
          </table:table-cell>
          <table:table-cell table:style-name="ce3" table:formula="of:=[.L7]*10" office:value-type="float" office:value="91.8732999774407" calcext:value-type="float">
            <text:p>91.8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07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486.549401976365" calcext:value-type="float">
            <text:p>486.55</text:p>
          </table:table-cell>
          <table:table-cell office:value-type="string" calcext:value-type="string">
            <text:p>,'</text:p>
          </table:table-cell>
          <table:table-cell office:value-type="date" office:date-value="2001-07-16" calcext:value-type="date">
            <text:p>2001-07-16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8.75563735007967" calcext:value-type="float">
            <text:p>8.76</text:p>
          </table:table-cell>
          <table:table-cell office:value-type="string" calcext:value-type="string">
            <text:p>,</text:p>
          </table:table-cell>
          <table:table-cell table:style-name="ce3" table:formula="of:=[.L8]*10" office:value-type="float" office:value="87.5563735007967" calcext:value-type="float">
            <text:p>87.5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08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314.504010132566" calcext:value-type="float">
            <text:p>314.50</text:p>
          </table:table-cell>
          <table:table-cell office:value-type="string" calcext:value-type="string">
            <text:p>,'</text:p>
          </table:table-cell>
          <table:table-cell office:value-type="date" office:date-value="2001-07-17" calcext:value-type="date">
            <text:p>2001-07-17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0.309468885813649" calcext:value-type="float">
            <text:p>0.31</text:p>
          </table:table-cell>
          <table:table-cell office:value-type="string" calcext:value-type="string">
            <text:p>,</text:p>
          </table:table-cell>
          <table:table-cell table:style-name="ce3" table:formula="of:=[.L9]*10" office:value-type="float" office:value="3.09468885813649" calcext:value-type="float">
            <text:p>3.0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09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808.400759386341" calcext:value-type="float">
            <text:p>808.40</text:p>
          </table:table-cell>
          <table:table-cell office:value-type="string" calcext:value-type="string">
            <text:p>,'</text:p>
          </table:table-cell>
          <table:table-cell office:value-type="date" office:date-value="2001-07-18" calcext:value-type="date">
            <text:p>2001-07-18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4.46158839513506" calcext:value-type="float">
            <text:p>4.46</text:p>
          </table:table-cell>
          <table:table-cell office:value-type="string" calcext:value-type="string">
            <text:p>,</text:p>
          </table:table-cell>
          <table:table-cell table:style-name="ce3" table:formula="of:=[.L10]*10" office:value-type="float" office:value="44.6158839513506" calcext:value-type="float">
            <text:p>44.6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10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182.498521837757" calcext:value-type="float">
            <text:p>182.50</text:p>
          </table:table-cell>
          <table:table-cell office:value-type="string" calcext:value-type="string">
            <text:p>,'</text:p>
          </table:table-cell>
          <table:table-cell office:value-type="date" office:date-value="2001-07-19" calcext:value-type="date">
            <text:p>2001-07-19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4.50431219745416" calcext:value-type="float">
            <text:p>4.50</text:p>
          </table:table-cell>
          <table:table-cell office:value-type="string" calcext:value-type="string">
            <text:p>,</text:p>
          </table:table-cell>
          <table:table-cell table:style-name="ce3" table:formula="of:=[.L11]*10" office:value-type="float" office:value="45.0431219745416" calcext:value-type="float">
            <text:p>45.0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11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527.584905778459" calcext:value-type="float">
            <text:p>527.58</text:p>
          </table:table-cell>
          <table:table-cell office:value-type="string" calcext:value-type="string">
            <text:p>,'</text:p>
          </table:table-cell>
          <table:table-cell office:value-type="date" office:date-value="2001-07-20" calcext:value-type="date">
            <text:p>2001-07-20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1.24978452395325" calcext:value-type="float">
            <text:p>1.25</text:p>
          </table:table-cell>
          <table:table-cell office:value-type="string" calcext:value-type="string">
            <text:p>,</text:p>
          </table:table-cell>
          <table:table-cell table:style-name="ce3" table:formula="of:=[.L12]*10" office:value-type="float" office:value="12.4978452395325" calcext:value-type="float">
            <text:p>12.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12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462.445416856304" calcext:value-type="float">
            <text:p>462.45</text:p>
          </table:table-cell>
          <table:table-cell office:value-type="string" calcext:value-type="string">
            <text:p>,'</text:p>
          </table:table-cell>
          <table:table-cell office:value-type="date" office:date-value="2001-07-21" calcext:value-type="date">
            <text:p>2001-07-21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7.44225671342885" calcext:value-type="float">
            <text:p>7.44</text:p>
          </table:table-cell>
          <table:table-cell office:value-type="string" calcext:value-type="string">
            <text:p>,</text:p>
          </table:table-cell>
          <table:table-cell table:style-name="ce3" table:formula="of:=[.L13]*10" office:value-type="float" office:value="74.4225671342885" calcext:value-type="float">
            <text:p>74.4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13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633.309896656713" calcext:value-type="float">
            <text:p>633.31</text:p>
          </table:table-cell>
          <table:table-cell office:value-type="string" calcext:value-type="string">
            <text:p>,'</text:p>
          </table:table-cell>
          <table:table-cell office:value-type="date" office:date-value="2001-07-22" calcext:value-type="date">
            <text:p>2001-07-22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5.76680886303789" calcext:value-type="float">
            <text:p>5.77</text:p>
          </table:table-cell>
          <table:table-cell office:value-type="string" calcext:value-type="string">
            <text:p>,</text:p>
          </table:table-cell>
          <table:table-cell table:style-name="ce3" table:formula="of:=[.L14]*10" office:value-type="float" office:value="57.6680886303789" calcext:value-type="float">
            <text:p>57.6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14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414.564980843646" calcext:value-type="float">
            <text:p>414.56</text:p>
          </table:table-cell>
          <table:table-cell office:value-type="string" calcext:value-type="string">
            <text:p>,'</text:p>
          </table:table-cell>
          <table:table-cell office:value-type="date" office:date-value="2001-07-23" calcext:value-type="date">
            <text:p>2001-07-23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5.09523934846317" calcext:value-type="float">
            <text:p>5.10</text:p>
          </table:table-cell>
          <table:table-cell office:value-type="string" calcext:value-type="string">
            <text:p>,</text:p>
          </table:table-cell>
          <table:table-cell table:style-name="ce3" table:formula="of:=[.L15]*10" office:value-type="float" office:value="50.9523934846317" calcext:value-type="float">
            <text:p>50.9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15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357.705616414107" calcext:value-type="float">
            <text:p>357.71</text:p>
          </table:table-cell>
          <table:table-cell office:value-type="string" calcext:value-type="string">
            <text:p>,'</text:p>
          </table:table-cell>
          <table:table-cell office:value-type="date" office:date-value="2001-07-24" calcext:value-type="date">
            <text:p>2001-07-24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3.62091744193605" calcext:value-type="float">
            <text:p>3.62</text:p>
          </table:table-cell>
          <table:table-cell office:value-type="string" calcext:value-type="string">
            <text:p>,</text:p>
          </table:table-cell>
          <table:table-cell table:style-name="ce3" table:formula="of:=[.L16]*10" office:value-type="float" office:value="36.2091744193605" calcext:value-type="float">
            <text:p>36.2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16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93.1813769331541" calcext:value-type="float">
            <text:p>93.18</text:p>
          </table:table-cell>
          <table:table-cell office:value-type="string" calcext:value-type="string">
            <text:p>,'</text:p>
          </table:table-cell>
          <table:table-cell office:value-type="date" office:date-value="2001-07-25" calcext:value-type="date">
            <text:p>2001-07-25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7.39660936491291" calcext:value-type="float">
            <text:p>7.40</text:p>
          </table:table-cell>
          <table:table-cell office:value-type="string" calcext:value-type="string">
            <text:p>,</text:p>
          </table:table-cell>
          <table:table-cell table:style-name="ce3" table:formula="of:=[.L17]*10" office:value-type="float" office:value="73.9660936491291" calcext:value-type="float">
            <text:p>73.9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17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87.1278076827285" calcext:value-type="float">
            <text:p>87.13</text:p>
          </table:table-cell>
          <table:table-cell office:value-type="string" calcext:value-type="string">
            <text:p>,'</text:p>
          </table:table-cell>
          <table:table-cell office:value-type="date" office:date-value="2001-07-26" calcext:value-type="date">
            <text:p>2001-07-26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0.961879044846781" calcext:value-type="float">
            <text:p>0.96</text:p>
          </table:table-cell>
          <table:table-cell office:value-type="string" calcext:value-type="string">
            <text:p>,</text:p>
          </table:table-cell>
          <table:table-cell table:style-name="ce3" table:formula="of:=[.L18]*10" office:value-type="float" office:value="9.61879044846782" calcext:value-type="float">
            <text:p>9.6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18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58.0893179277996" calcext:value-type="float">
            <text:p>58.09</text:p>
          </table:table-cell>
          <table:table-cell office:value-type="string" calcext:value-type="string">
            <text:p>,'</text:p>
          </table:table-cell>
          <table:table-cell office:value-type="date" office:date-value="2001-07-27" calcext:value-type="date">
            <text:p>2001-07-27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3.55265222453532" calcext:value-type="float">
            <text:p>3.55</text:p>
          </table:table-cell>
          <table:table-cell office:value-type="string" calcext:value-type="string">
            <text:p>,</text:p>
          </table:table-cell>
          <table:table-cell table:style-name="ce3" table:formula="of:=[.L19]*10" office:value-type="float" office:value="35.5265222453532" calcext:value-type="float">
            <text:p>35.5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19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232.630809828949" calcext:value-type="float">
            <text:p>232.63</text:p>
          </table:table-cell>
          <table:table-cell office:value-type="string" calcext:value-type="string">
            <text:p>,'</text:p>
          </table:table-cell>
          <table:table-cell office:value-type="date" office:date-value="2001-07-28" calcext:value-type="date">
            <text:p>2001-07-28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2.35302973988218" calcext:value-type="float">
            <text:p>2.35</text:p>
          </table:table-cell>
          <table:table-cell office:value-type="string" calcext:value-type="string">
            <text:p>,</text:p>
          </table:table-cell>
          <table:table-cell table:style-name="ce3" table:formula="of:=[.L20]*10" office:value-type="float" office:value="23.5302973988218" calcext:value-type="float">
            <text:p>23.5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20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465.087709019791" calcext:value-type="float">
            <text:p>465.09</text:p>
          </table:table-cell>
          <table:table-cell office:value-type="string" calcext:value-type="string">
            <text:p>,'</text:p>
          </table:table-cell>
          <table:table-cell office:value-type="date" office:date-value="2001-07-29" calcext:value-type="date">
            <text:p>2001-07-29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0.457961964197641" calcext:value-type="float">
            <text:p>0.46</text:p>
          </table:table-cell>
          <table:table-cell office:value-type="string" calcext:value-type="string">
            <text:p>,</text:p>
          </table:table-cell>
          <table:table-cell table:style-name="ce3" table:formula="of:=[.L21]*10" office:value-type="float" office:value="4.57961964197641" calcext:value-type="float">
            <text:p>4.5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21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696.826988128347" calcext:value-type="float">
            <text:p>696.83</text:p>
          </table:table-cell>
          <table:table-cell office:value-type="string" calcext:value-type="string">
            <text:p>,'</text:p>
          </table:table-cell>
          <table:table-cell office:value-type="date" office:date-value="2001-07-30" calcext:value-type="date">
            <text:p>2001-07-30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3.21650071376019" calcext:value-type="float">
            <text:p>3.22</text:p>
          </table:table-cell>
          <table:table-cell office:value-type="string" calcext:value-type="string">
            <text:p>,</text:p>
          </table:table-cell>
          <table:table-cell table:style-name="ce3" table:formula="of:=[.L22]*10" office:value-type="float" office:value="32.1650071376019" calcext:value-type="float">
            <text:p>32.1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22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188.735591521856" calcext:value-type="float">
            <text:p>188.74</text:p>
          </table:table-cell>
          <table:table-cell office:value-type="string" calcext:value-type="string">
            <text:p>,'</text:p>
          </table:table-cell>
          <table:table-cell office:value-type="date" office:date-value="2001-07-31" calcext:value-type="date">
            <text:p>2001-07-31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5.2923748510377" calcext:value-type="float">
            <text:p>5.29</text:p>
          </table:table-cell>
          <table:table-cell office:value-type="string" calcext:value-type="string">
            <text:p>,</text:p>
          </table:table-cell>
          <table:table-cell table:style-name="ce3" table:formula="of:=[.L23]*10" office:value-type="float" office:value="52.923748510377" calcext:value-type="float">
            <text:p>52.9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23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829.6063884196" calcext:value-type="float">
            <text:p>829.61</text:p>
          </table:table-cell>
          <table:table-cell office:value-type="string" calcext:value-type="string">
            <text:p>,'</text:p>
          </table:table-cell>
          <table:table-cell office:value-type="date" office:date-value="2001-08-01" calcext:value-type="date">
            <text:p>2001-08-01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9.91925897765923" calcext:value-type="float">
            <text:p>9.92</text:p>
          </table:table-cell>
          <table:table-cell office:value-type="string" calcext:value-type="string">
            <text:p>,</text:p>
          </table:table-cell>
          <table:table-cell table:style-name="ce3" table:formula="of:=[.L24]*10" office:value-type="float" office:value="99.1925897765923" calcext:value-type="float">
            <text:p>99.1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24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252.063628977026" calcext:value-type="float">
            <text:p>252.06</text:p>
          </table:table-cell>
          <table:table-cell office:value-type="string" calcext:value-type="string">
            <text:p>,'</text:p>
          </table:table-cell>
          <table:table-cell office:value-type="date" office:date-value="2001-08-02" calcext:value-type="date">
            <text:p>2001-08-02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3.03589977415053" calcext:value-type="float">
            <text:p>3.04</text:p>
          </table:table-cell>
          <table:table-cell office:value-type="string" calcext:value-type="string">
            <text:p>,</text:p>
          </table:table-cell>
          <table:table-cell table:style-name="ce3" table:formula="of:=[.L25]*10" office:value-type="float" office:value="30.3589977415053" calcext:value-type="float">
            <text:p>30.3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25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853.840817464671" calcext:value-type="float">
            <text:p>853.84</text:p>
          </table:table-cell>
          <table:table-cell office:value-type="string" calcext:value-type="string">
            <text:p>,'</text:p>
          </table:table-cell>
          <table:table-cell office:value-type="date" office:date-value="2001-08-03" calcext:value-type="date">
            <text:p>2001-08-03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9.48232220941244" calcext:value-type="float">
            <text:p>9.48</text:p>
          </table:table-cell>
          <table:table-cell office:value-type="string" calcext:value-type="string">
            <text:p>,</text:p>
          </table:table-cell>
          <table:table-cell table:style-name="ce3" table:formula="of:=[.L26]*10" office:value-type="float" office:value="94.8232220941244" calcext:value-type="float">
            <text:p>94.8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26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878.069310831246" calcext:value-type="float">
            <text:p>878.07</text:p>
          </table:table-cell>
          <table:table-cell office:value-type="string" calcext:value-type="string">
            <text:p>,'</text:p>
          </table:table-cell>
          <table:table-cell office:value-type="date" office:date-value="2001-08-04" calcext:value-type="date">
            <text:p>2001-08-04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8.41462851399836" calcext:value-type="float">
            <text:p>8.41</text:p>
          </table:table-cell>
          <table:table-cell office:value-type="string" calcext:value-type="string">
            <text:p>,</text:p>
          </table:table-cell>
          <table:table-cell table:style-name="ce3" table:formula="of:=[.L27]*10" office:value-type="float" office:value="84.1462851399836" calcext:value-type="float">
            <text:p>84.1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27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234.089864559323" calcext:value-type="float">
            <text:p>234.09</text:p>
          </table:table-cell>
          <table:table-cell office:value-type="string" calcext:value-type="string">
            <text:p>,'</text:p>
          </table:table-cell>
          <table:table-cell office:value-type="date" office:date-value="2001-08-05" calcext:value-type="date">
            <text:p>2001-08-05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4.77675282664587" calcext:value-type="float">
            <text:p>4.78</text:p>
          </table:table-cell>
          <table:table-cell office:value-type="string" calcext:value-type="string">
            <text:p>,</text:p>
          </table:table-cell>
          <table:table-cell table:style-name="ce3" table:formula="of:=[.L28]*10" office:value-type="float" office:value="47.7675282664587" calcext:value-type="float">
            <text:p>47.7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28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277.290690806226" calcext:value-type="float">
            <text:p>277.29</text:p>
          </table:table-cell>
          <table:table-cell office:value-type="string" calcext:value-type="string">
            <text:p>,'</text:p>
          </table:table-cell>
          <table:table-cell office:value-type="date" office:date-value="2001-08-06" calcext:value-type="date">
            <text:p>2001-08-06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1.23553041898776" calcext:value-type="float">
            <text:p>1.24</text:p>
          </table:table-cell>
          <table:table-cell office:value-type="string" calcext:value-type="string">
            <text:p>,</text:p>
          </table:table-cell>
          <table:table-cell table:style-name="ce3" table:formula="of:=[.L29]*10" office:value-type="float" office:value="12.3553041898776" calcext:value-type="float">
            <text:p>12.3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29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745.910918516006" calcext:value-type="float">
            <text:p>745.91</text:p>
          </table:table-cell>
          <table:table-cell office:value-type="string" calcext:value-type="string">
            <text:p>,'</text:p>
          </table:table-cell>
          <table:table-cell office:value-type="date" office:date-value="2001-08-07" calcext:value-type="date">
            <text:p>2001-08-07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9.0203931918219" calcext:value-type="float">
            <text:p>9.02</text:p>
          </table:table-cell>
          <table:table-cell office:value-type="string" calcext:value-type="string">
            <text:p>,</text:p>
          </table:table-cell>
          <table:table-cell table:style-name="ce3" table:formula="of:=[.L30]*10" office:value-type="float" office:value="90.203931918219" calcext:value-type="float">
            <text:p>90.2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30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119.243992647018" calcext:value-type="float">
            <text:p>119.24</text:p>
          </table:table-cell>
          <table:table-cell office:value-type="string" calcext:value-type="string">
            <text:p>,'</text:p>
          </table:table-cell>
          <table:table-cell office:value-type="date" office:date-value="2001-08-08" calcext:value-type="date">
            <text:p>2001-08-08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1.54952606073027" calcext:value-type="float">
            <text:p>1.55</text:p>
          </table:table-cell>
          <table:table-cell office:value-type="string" calcext:value-type="string">
            <text:p>,</text:p>
          </table:table-cell>
          <table:table-cell table:style-name="ce3" table:formula="of:=[.L31]*10" office:value-type="float" office:value="15.4952606073027" calcext:value-type="float">
            <text:p>15.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31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34.1725512808651" calcext:value-type="float">
            <text:p>34.17</text:p>
          </table:table-cell>
          <table:table-cell office:value-type="string" calcext:value-type="string">
            <text:p>,'</text:p>
          </table:table-cell>
          <table:table-cell office:value-type="date" office:date-value="2001-08-09" calcext:value-type="date">
            <text:p>2001-08-09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3.49057921996083" calcext:value-type="float">
            <text:p>3.49</text:p>
          </table:table-cell>
          <table:table-cell office:value-type="string" calcext:value-type="string">
            <text:p>,</text:p>
          </table:table-cell>
          <table:table-cell table:style-name="ce3" table:formula="of:=[.L32]*10" office:value-type="float" office:value="34.9057921996083" calcext:value-type="float">
            <text:p>34.9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32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609.774288744589" calcext:value-type="float">
            <text:p>609.77</text:p>
          </table:table-cell>
          <table:table-cell office:value-type="string" calcext:value-type="string">
            <text:p>,'</text:p>
          </table:table-cell>
          <table:table-cell office:value-type="date" office:date-value="2001-08-10" calcext:value-type="date">
            <text:p>2001-08-10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2.19709629589532" calcext:value-type="float">
            <text:p>2.20</text:p>
          </table:table-cell>
          <table:table-cell office:value-type="string" calcext:value-type="string">
            <text:p>,</text:p>
          </table:table-cell>
          <table:table-cell table:style-name="ce3" table:formula="of:=[.L33]*10" office:value-type="float" office:value="21.9709629589532" calcext:value-type="float">
            <text:p>21.9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33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974.462219521809" calcext:value-type="float">
            <text:p>974.46</text:p>
          </table:table-cell>
          <table:table-cell office:value-type="string" calcext:value-type="string">
            <text:p>,'</text:p>
          </table:table-cell>
          <table:table-cell office:value-type="date" office:date-value="2001-08-11" calcext:value-type="date">
            <text:p>2001-08-11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9.64386946149633" calcext:value-type="float">
            <text:p>9.64</text:p>
          </table:table-cell>
          <table:table-cell office:value-type="string" calcext:value-type="string">
            <text:p>,</text:p>
          </table:table-cell>
          <table:table-cell table:style-name="ce3" table:formula="of:=[.L34]*10" office:value-type="float" office:value="96.4386946149633" calcext:value-type="float">
            <text:p>96.4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34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467.482021572056" calcext:value-type="float">
            <text:p>467.48</text:p>
          </table:table-cell>
          <table:table-cell office:value-type="string" calcext:value-type="string">
            <text:p>,'</text:p>
          </table:table-cell>
          <table:table-cell office:value-type="date" office:date-value="2001-08-12" calcext:value-type="date">
            <text:p>2001-08-12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8.78804319901239" calcext:value-type="float">
            <text:p>8.79</text:p>
          </table:table-cell>
          <table:table-cell office:value-type="string" calcext:value-type="string">
            <text:p>,</text:p>
          </table:table-cell>
          <table:table-cell table:style-name="ce3" table:formula="of:=[.L35]*10" office:value-type="float" office:value="87.8804319901239" calcext:value-type="float">
            <text:p>87.8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35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414.11577189003" calcext:value-type="float">
            <text:p>414.12</text:p>
          </table:table-cell>
          <table:table-cell office:value-type="string" calcext:value-type="string">
            <text:p>,'</text:p>
          </table:table-cell>
          <table:table-cell office:value-type="date" office:date-value="2001-08-13" calcext:value-type="date">
            <text:p>2001-08-13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6.6484387575421" calcext:value-type="float">
            <text:p>6.65</text:p>
          </table:table-cell>
          <table:table-cell office:value-type="string" calcext:value-type="string">
            <text:p>,</text:p>
          </table:table-cell>
          <table:table-cell table:style-name="ce3" table:formula="of:=[.L36]*10" office:value-type="float" office:value="66.484387575421" calcext:value-type="float">
            <text:p>66.4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36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331.822663777441" calcext:value-type="float">
            <text:p>331.82</text:p>
          </table:table-cell>
          <table:table-cell office:value-type="string" calcext:value-type="string">
            <text:p>,'</text:p>
          </table:table-cell>
          <table:table-cell office:value-type="date" office:date-value="2001-08-14" calcext:value-type="date">
            <text:p>2001-08-14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4.09495832563248" calcext:value-type="float">
            <text:p>4.09</text:p>
          </table:table-cell>
          <table:table-cell office:value-type="string" calcext:value-type="string">
            <text:p>,</text:p>
          </table:table-cell>
          <table:table-cell table:style-name="ce3" table:formula="of:=[.L37]*10" office:value-type="float" office:value="40.9495832563248" calcext:value-type="float">
            <text:p>40.9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37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391.831661954423" calcext:value-type="float">
            <text:p>391.83</text:p>
          </table:table-cell>
          <table:table-cell office:value-type="string" calcext:value-type="string">
            <text:p>,'</text:p>
          </table:table-cell>
          <table:table-cell office:value-type="date" office:date-value="2001-08-15" calcext:value-type="date">
            <text:p>2001-08-15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0.117485609111932" calcext:value-type="float">
            <text:p>0.12</text:p>
          </table:table-cell>
          <table:table-cell office:value-type="string" calcext:value-type="string">
            <text:p>,</text:p>
          </table:table-cell>
          <table:table-cell table:style-name="ce3" table:formula="of:=[.L38]*10" office:value-type="float" office:value="1.17485609111932" calcext:value-type="float">
            <text:p>1.1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38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542.780171057857" calcext:value-type="float">
            <text:p>542.78</text:p>
          </table:table-cell>
          <table:table-cell office:value-type="string" calcext:value-type="string">
            <text:p>,'</text:p>
          </table:table-cell>
          <table:table-cell office:value-type="date" office:date-value="2001-08-16" calcext:value-type="date">
            <text:p>2001-08-16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6.32135946894483" calcext:value-type="float">
            <text:p>6.32</text:p>
          </table:table-cell>
          <table:table-cell office:value-type="string" calcext:value-type="string">
            <text:p>,</text:p>
          </table:table-cell>
          <table:table-cell table:style-name="ce3" table:formula="of:=[.L39]*10" office:value-type="float" office:value="63.2135946894483" calcext:value-type="float">
            <text:p>63.2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39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411.835912255723" calcext:value-type="float">
            <text:p>411.84</text:p>
          </table:table-cell>
          <table:table-cell office:value-type="string" calcext:value-type="string">
            <text:p>,'</text:p>
          </table:table-cell>
          <table:table-cell office:value-type="date" office:date-value="2001-08-17" calcext:value-type="date">
            <text:p>2001-08-17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0.0262706972771237" calcext:value-type="float">
            <text:p>0.03</text:p>
          </table:table-cell>
          <table:table-cell office:value-type="string" calcext:value-type="string">
            <text:p>,</text:p>
          </table:table-cell>
          <table:table-cell table:style-name="ce3" table:formula="of:=[.L40]*10" office:value-type="float" office:value="0.262706972771237" calcext:value-type="float">
            <text:p>0.2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40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962.951308733822" calcext:value-type="float">
            <text:p>962.95</text:p>
          </table:table-cell>
          <table:table-cell office:value-type="string" calcext:value-type="string">
            <text:p>,'</text:p>
          </table:table-cell>
          <table:table-cell office:value-type="date" office:date-value="2001-08-18" calcext:value-type="date">
            <text:p>2001-08-18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0.776315356812322" calcext:value-type="float">
            <text:p>0.78</text:p>
          </table:table-cell>
          <table:table-cell office:value-type="string" calcext:value-type="string">
            <text:p>,</text:p>
          </table:table-cell>
          <table:table-cell table:style-name="ce3" table:formula="of:=[.L41]*10" office:value-type="float" office:value="7.76315356812322" calcext:value-type="float">
            <text:p>7.7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41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676.867340118469" calcext:value-type="float">
            <text:p>676.87</text:p>
          </table:table-cell>
          <table:table-cell office:value-type="string" calcext:value-type="string">
            <text:p>,'</text:p>
          </table:table-cell>
          <table:table-cell office:value-type="date" office:date-value="2001-08-19" calcext:value-type="date">
            <text:p>2001-08-19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3.54391630319934" calcext:value-type="float">
            <text:p>3.54</text:p>
          </table:table-cell>
          <table:table-cell office:value-type="string" calcext:value-type="string">
            <text:p>,</text:p>
          </table:table-cell>
          <table:table-cell table:style-name="ce3" table:formula="of:=[.L42]*10" office:value-type="float" office:value="35.4391630319934" calcext:value-type="float">
            <text:p>35.4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42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603.609799458874" calcext:value-type="float">
            <text:p>603.61</text:p>
          </table:table-cell>
          <table:table-cell office:value-type="string" calcext:value-type="string">
            <text:p>,'</text:p>
          </table:table-cell>
          <table:table-cell office:value-type="date" office:date-value="2001-08-20" calcext:value-type="date">
            <text:p>2001-08-20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3.25386728399227" calcext:value-type="float">
            <text:p>3.25</text:p>
          </table:table-cell>
          <table:table-cell office:value-type="string" calcext:value-type="string">
            <text:p>,</text:p>
          </table:table-cell>
          <table:table-cell table:style-name="ce3" table:formula="of:=[.L43]*10" office:value-type="float" office:value="32.5386728399227" calcext:value-type="float">
            <text:p>32.5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43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798.791719338204" calcext:value-type="float">
            <text:p>798.79</text:p>
          </table:table-cell>
          <table:table-cell office:value-type="string" calcext:value-type="string">
            <text:p>,'</text:p>
          </table:table-cell>
          <table:table-cell office:value-type="date" office:date-value="2001-08-21" calcext:value-type="date">
            <text:p>2001-08-21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4.85388746353033" calcext:value-type="float">
            <text:p>4.85</text:p>
          </table:table-cell>
          <table:table-cell office:value-type="string" calcext:value-type="string">
            <text:p>,</text:p>
          </table:table-cell>
          <table:table-cell table:style-name="ce3" table:formula="of:=[.L44]*10" office:value-type="float" office:value="48.5388746353033" calcext:value-type="float">
            <text:p>48.5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44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937.670056918443" calcext:value-type="float">
            <text:p>937.67</text:p>
          </table:table-cell>
          <table:table-cell office:value-type="string" calcext:value-type="string">
            <text:p>,'</text:p>
          </table:table-cell>
          <table:table-cell office:value-type="date" office:date-value="2001-08-22" calcext:value-type="date">
            <text:p>2001-08-22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6.1814104459002" calcext:value-type="float">
            <text:p>6.18</text:p>
          </table:table-cell>
          <table:table-cell office:value-type="string" calcext:value-type="string">
            <text:p>,</text:p>
          </table:table-cell>
          <table:table-cell table:style-name="ce3" table:formula="of:=[.L45]*10" office:value-type="float" office:value="61.814104459002" calcext:value-type="float">
            <text:p>61.8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45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731.300071703282" calcext:value-type="float">
            <text:p>731.30</text:p>
          </table:table-cell>
          <table:table-cell office:value-type="string" calcext:value-type="string">
            <text:p>,'</text:p>
          </table:table-cell>
          <table:table-cell office:value-type="date" office:date-value="2001-08-23" calcext:value-type="date">
            <text:p>2001-08-23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9.06982353922057" calcext:value-type="float">
            <text:p>9.07</text:p>
          </table:table-cell>
          <table:table-cell office:value-type="string" calcext:value-type="string">
            <text:p>,</text:p>
          </table:table-cell>
          <table:table-cell table:style-name="ce3" table:formula="of:=[.L46]*10" office:value-type="float" office:value="90.6982353922057" calcext:value-type="float">
            <text:p>90.7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46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191.343667834353" calcext:value-type="float">
            <text:p>191.34</text:p>
          </table:table-cell>
          <table:table-cell office:value-type="string" calcext:value-type="string">
            <text:p>,'</text:p>
          </table:table-cell>
          <table:table-cell office:value-type="date" office:date-value="2001-08-24" calcext:value-type="date">
            <text:p>2001-08-24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1.14693070656594" calcext:value-type="float">
            <text:p>1.15</text:p>
          </table:table-cell>
          <table:table-cell office:value-type="string" calcext:value-type="string">
            <text:p>,</text:p>
          </table:table-cell>
          <table:table-cell table:style-name="ce3" table:formula="of:=[.L47]*10" office:value-type="float" office:value="11.4693070656594" calcext:value-type="float">
            <text:p>11.4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47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35.6105871405973" calcext:value-type="float">
            <text:p>35.61</text:p>
          </table:table-cell>
          <table:table-cell office:value-type="string" calcext:value-type="string">
            <text:p>,'</text:p>
          </table:table-cell>
          <table:table-cell office:value-type="date" office:date-value="2001-08-25" calcext:value-type="date">
            <text:p>2001-08-25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3.55784782601274" calcext:value-type="float">
            <text:p>3.56</text:p>
          </table:table-cell>
          <table:table-cell office:value-type="string" calcext:value-type="string">
            <text:p>,</text:p>
          </table:table-cell>
          <table:table-cell table:style-name="ce3" table:formula="of:=[.L48]*10" office:value-type="float" office:value="35.5784782601274" calcext:value-type="float">
            <text:p>35.5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48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749.981120279822" calcext:value-type="float">
            <text:p>749.98</text:p>
          </table:table-cell>
          <table:table-cell office:value-type="string" calcext:value-type="string">
            <text:p>,'</text:p>
          </table:table-cell>
          <table:table-cell office:value-type="date" office:date-value="2001-08-26" calcext:value-type="date">
            <text:p>2001-08-26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6.78712175251772" calcext:value-type="float">
            <text:p>6.79</text:p>
          </table:table-cell>
          <table:table-cell office:value-type="string" calcext:value-type="string">
            <text:p>,</text:p>
          </table:table-cell>
          <table:table-cell table:style-name="ce3" table:formula="of:=[.L49]*10" office:value-type="float" office:value="67.8712175251772" calcext:value-type="float">
            <text:p>67.8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49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567.975177461294" calcext:value-type="float">
            <text:p>567.98</text:p>
          </table:table-cell>
          <table:table-cell office:value-type="string" calcext:value-type="string">
            <text:p>,'</text:p>
          </table:table-cell>
          <table:table-cell office:value-type="date" office:date-value="2001-08-27" calcext:value-type="date">
            <text:p>2001-08-27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4.54036740031884" calcext:value-type="float">
            <text:p>4.54</text:p>
          </table:table-cell>
          <table:table-cell office:value-type="string" calcext:value-type="string">
            <text:p>,</text:p>
          </table:table-cell>
          <table:table-cell table:style-name="ce3" table:formula="of:=[.L50]*10" office:value-type="float" office:value="45.4036740031884" calcext:value-type="float">
            <text:p>45.4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50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783.861666213771" calcext:value-type="float">
            <text:p>783.86</text:p>
          </table:table-cell>
          <table:table-cell office:value-type="string" calcext:value-type="string">
            <text:p>,'</text:p>
          </table:table-cell>
          <table:table-cell office:value-type="date" office:date-value="2001-08-28" calcext:value-type="date">
            <text:p>2001-08-28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2.36232931598197" calcext:value-type="float">
            <text:p>2.36</text:p>
          </table:table-cell>
          <table:table-cell office:value-type="string" calcext:value-type="string">
            <text:p>,</text:p>
          </table:table-cell>
          <table:table-cell table:style-name="ce3" table:formula="of:=[.L51]*10" office:value-type="float" office:value="23.6232931598197" calcext:value-type="float">
            <text:p>23.6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 table:number-rows-repeated="104852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Mietvertrag" table:style-name="ta1"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" table:default-cell-style-name="ce2"/>
        <table:table-column table:style-name="co5" table:default-cell-style-name="ce4"/>
        <table:table-column table:style-name="co6" table:default-cell-style-name="ce2"/>
        <table:table-column table:style-name="co9" table:default-cell-style-name="ce4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M_id</text:p>
          </table:table-cell>
          <table:table-cell/>
          <table:table-cell office:value-type="string" calcext:value-type="string">
            <text:p>G_id</text:p>
          </table:table-cell>
          <table:table-cell/>
          <table:table-cell office:value-type="string" calcext:value-type="string">
            <text:p>K_id</text:p>
          </table:table-cell>
          <table:table-cell/>
          <table:table-cell office:value-type="string" calcext:value-type="string">
            <text:p>R_id</text:p>
          </table:table-cell>
          <table:table-cell/>
          <table:table-cell table:style-name="Default" office:value-type="string" calcext:value-type="string">
            <text:p>Abgabe</text:p>
          </table:table-cell>
          <table:table-cell table:style-name="Default"/>
          <table:table-cell table:style-name="Default" office:value-type="string" calcext:value-type="string">
            <text:p>Rueckgabe</text:p>
          </table:table-cell>
          <table:table-cell table:style-name="Default"/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','</text:p>
          </table:table-cell>
          <table:table-cell office:value-type="date" office:date-value="2020-07-30" calcext:value-type="date">
            <text:p>2020-07-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table:formula="of:=[.J2]" office:value-type="date" office:date-value="2020-07-20" calcext:value-type="date">
            <text:p>2020-07-20</text:p>
          </table:table-cell>
          <table:table-cell office:value-type="string" calcext:value-type="string">
            <text:p>','</text:p>
          </table:table-cell>
          <table:table-cell table:formula="of:=[.L2]" office:value-type="date" office:date-value="2020-07-30" calcext:value-type="date">
            <text:p>2020-07-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table:formula="of:=[.J3]" office:value-type="date" office:date-value="2020-07-20" calcext:value-type="date">
            <text:p>2020-07-20</text:p>
          </table:table-cell>
          <table:table-cell office:value-type="string" calcext:value-type="string">
            <text:p>','</text:p>
          </table:table-cell>
          <table:table-cell table:formula="of:=[.L3]" office:value-type="date" office:date-value="2020-07-30" calcext:value-type="date">
            <text:p>2020-07-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table:formula="of:=[.J4]" office:value-type="date" office:date-value="2020-07-20" calcext:value-type="date">
            <text:p>2020-07-20</text:p>
          </table:table-cell>
          <table:table-cell office:value-type="string" calcext:value-type="string">
            <text:p>','</text:p>
          </table:table-cell>
          <table:table-cell table:formula="of:=[.L4]" office:value-type="date" office:date-value="2020-07-30" calcext:value-type="date">
            <text:p>2020-07-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table:formula="of:=[.J5]+2" office:value-type="date" office:date-value="2020-07-22" calcext:value-type="date">
            <text:p>2020-07-22</text:p>
          </table:table-cell>
          <table:table-cell office:value-type="string" calcext:value-type="string">
            <text:p>','</text:p>
          </table:table-cell>
          <table:table-cell table:formula="of:=[.L5]" office:value-type="date" office:date-value="2020-07-30" calcext:value-type="date">
            <text:p>2020-07-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table:formula="of:=[.J6]" office:value-type="date" office:date-value="2020-07-22" calcext:value-type="date">
            <text:p>2020-07-22</text:p>
          </table:table-cell>
          <table:table-cell office:value-type="string" calcext:value-type="string">
            <text:p>','</text:p>
          </table:table-cell>
          <table:table-cell table:formula="of:=[.L6]" office:value-type="date" office:date-value="2020-07-30" calcext:value-type="date">
            <text:p>2020-07-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table:formula="of:=[.J7]" office:value-type="date" office:date-value="2020-07-22" calcext:value-type="date">
            <text:p>2020-07-22</text:p>
          </table:table-cell>
          <table:table-cell office:value-type="string" calcext:value-type="string">
            <text:p>','</text:p>
          </table:table-cell>
          <table:table-cell table:formula="of:=[.L7]" office:value-type="date" office:date-value="2020-07-30" calcext:value-type="date">
            <text:p>2020-07-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table:formula="of:=[.J8]" office:value-type="date" office:date-value="2020-07-22" calcext:value-type="date">
            <text:p>2020-07-22</text:p>
          </table:table-cell>
          <table:table-cell office:value-type="string" calcext:value-type="string">
            <text:p>','</text:p>
          </table:table-cell>
          <table:table-cell table:formula="of:=[.L8]" office:value-type="date" office:date-value="2020-07-30" calcext:value-type="date">
            <text:p>2020-07-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office:value-type="date" office:date-value="2020-08-01" calcext:value-type="date">
            <text:p>2020-08-01</text:p>
          </table:table-cell>
          <table:table-cell office:value-type="string" calcext:value-type="string">
            <text:p>','</text:p>
          </table:table-cell>
          <table:table-cell table:formula="of:=[.J10]+10" office:value-type="date" office:date-value="2020-08-11" calcext:value-type="date">
            <text:p>2020-08-1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table:formula="of:=[.J10]" office:value-type="date" office:date-value="2020-08-01" calcext:value-type="date">
            <text:p>2020-08-01</text:p>
          </table:table-cell>
          <table:table-cell office:value-type="string" calcext:value-type="string">
            <text:p>','</text:p>
          </table:table-cell>
          <table:table-cell table:formula="of:=[.L10]" office:value-type="date" office:date-value="2020-08-11" calcext:value-type="date">
            <text:p>2020-08-1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table:formula="of:=[.J11]" office:value-type="date" office:date-value="2020-08-01" calcext:value-type="date">
            <text:p>2020-08-01</text:p>
          </table:table-cell>
          <table:table-cell office:value-type="string" calcext:value-type="string">
            <text:p>','</text:p>
          </table:table-cell>
          <table:table-cell table:formula="of:=[.L11]" office:value-type="date" office:date-value="2020-08-11" calcext:value-type="date">
            <text:p>2020-08-1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table:formula="of:=[.J12]" office:value-type="date" office:date-value="2020-08-01" calcext:value-type="date">
            <text:p>2020-08-01</text:p>
          </table:table-cell>
          <table:table-cell office:value-type="string" calcext:value-type="string">
            <text:p>','</text:p>
          </table:table-cell>
          <table:table-cell table:formula="of:=[.L12]" office:value-type="date" office:date-value="2020-08-11" calcext:value-type="date">
            <text:p>2020-08-1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table:formula="of:=[.J13]" office:value-type="date" office:date-value="2020-08-01" calcext:value-type="date">
            <text:p>2020-08-01</text:p>
          </table:table-cell>
          <table:table-cell office:value-type="string" calcext:value-type="string">
            <text:p>','</text:p>
          </table:table-cell>
          <table:table-cell table:formula="of:=[.L13]" office:value-type="date" office:date-value="2020-08-11" calcext:value-type="date">
            <text:p>2020-08-1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table:formula="of:=[.J14]" office:value-type="date" office:date-value="2020-08-01" calcext:value-type="date">
            <text:p>2020-08-01</text:p>
          </table:table-cell>
          <table:table-cell office:value-type="string" calcext:value-type="string">
            <text:p>','</text:p>
          </table:table-cell>
          <table:table-cell table:formula="of:=[.L14]" office:value-type="date" office:date-value="2020-08-11" calcext:value-type="date">
            <text:p>2020-08-1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table:formula="of:=[.J15]" office:value-type="date" office:date-value="2020-08-01" calcext:value-type="date">
            <text:p>2020-08-01</text:p>
          </table:table-cell>
          <table:table-cell office:value-type="string" calcext:value-type="string">
            <text:p>','</text:p>
          </table:table-cell>
          <table:table-cell table:formula="of:=[.L15]" office:value-type="date" office:date-value="2020-08-11" calcext:value-type="date">
            <text:p>2020-08-1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table:formula="of:=[.J16]" office:value-type="date" office:date-value="2020-08-01" calcext:value-type="date">
            <text:p>2020-08-01</text:p>
          </table:table-cell>
          <table:table-cell office:value-type="string" calcext:value-type="string">
            <text:p>','</text:p>
          </table:table-cell>
          <table:table-cell table:formula="of:=[.L16]" office:value-type="date" office:date-value="2020-08-11" calcext:value-type="date">
            <text:p>2020-08-1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table:formula="of:=[.J17]" office:value-type="date" office:date-value="2020-08-01" calcext:value-type="date">
            <text:p>2020-08-01</text:p>
          </table:table-cell>
          <table:table-cell office:value-type="string" calcext:value-type="string">
            <text:p>','</text:p>
          </table:table-cell>
          <table:table-cell table:formula="of:=[.L17]" office:value-type="date" office:date-value="2020-08-11" calcext:value-type="date">
            <text:p>2020-08-1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table:formula="of:=[.J18]" office:value-type="date" office:date-value="2020-08-01" calcext:value-type="date">
            <text:p>2020-08-01</text:p>
          </table:table-cell>
          <table:table-cell office:value-type="string" calcext:value-type="string">
            <text:p>','</text:p>
          </table:table-cell>
          <table:table-cell table:formula="of:=[.L18]" office:value-type="date" office:date-value="2020-08-11" calcext:value-type="date">
            <text:p>2020-08-1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table:formula="of:=[.J19]" office:value-type="date" office:date-value="2020-08-01" calcext:value-type="date">
            <text:p>2020-08-01</text:p>
          </table:table-cell>
          <table:table-cell office:value-type="string" calcext:value-type="string">
            <text:p>','</text:p>
          </table:table-cell>
          <table:table-cell table:formula="of:=[.L19]" office:value-type="date" office:date-value="2020-08-11" calcext:value-type="date">
            <text:p>2020-08-1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J21]+12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formula="of:=[.J21]"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L21]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formula="of:=[.J22]"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L22]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formula="of:=[.J23]"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L23]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formula="of:=[.J24]"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L24]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formula="of:=[.J25]"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L25]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formula="of:=[.J26]"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L26]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formula="of:=[.J27]"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L27]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formula="of:=[.J28]"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L28]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formula="of:=[.J29]"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L29]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formula="of:=[.J30]"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L30]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formula="of:=[.J31]"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L31]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formula="of:=[.J32]"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L32]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'</text:p>
          </table:table-cell>
          <table:table-cell office:value-type="date" office:date-value="2020-09-01" calcext:value-type="date">
            <text:p>2020-09-01</text:p>
          </table:table-cell>
          <table:table-cell office:value-type="string" calcext:value-type="string">
            <text:p>','</text:p>
          </table:table-cell>
          <table:table-cell table:formula="of:=[.J34]+3" office:value-type="date" office:date-value="2020-09-04" calcext:value-type="date">
            <text:p>2020-09-04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office:value-type="date" office:date-value="2020-09-19" calcext:value-type="date">
            <text:p>2020-09-19</text:p>
          </table:table-cell>
          <table:table-cell office:value-type="string" calcext:value-type="string">
            <text:p>','</text:p>
          </table:table-cell>
          <table:table-cell table:formula="of:=[.J35]+3" office:value-type="date" office:date-value="2020-09-22" calcext:value-type="date">
            <text:p>2020-09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table:formula="of:=[.J35]" office:value-type="date" office:date-value="2020-09-19" calcext:value-type="date">
            <text:p>2020-09-19</text:p>
          </table:table-cell>
          <table:table-cell office:value-type="string" calcext:value-type="string">
            <text:p>','</text:p>
          </table:table-cell>
          <table:table-cell table:formula="of:=[.L35]" office:value-type="date" office:date-value="2020-09-22" calcext:value-type="date">
            <text:p>2020-09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table:formula="of:=[.J36]" office:value-type="date" office:date-value="2020-09-19" calcext:value-type="date">
            <text:p>2020-09-19</text:p>
          </table:table-cell>
          <table:table-cell office:value-type="string" calcext:value-type="string">
            <text:p>','</text:p>
          </table:table-cell>
          <table:table-cell table:formula="of:=[.L36]" office:value-type="date" office:date-value="2020-09-22" calcext:value-type="date">
            <text:p>2020-09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table:formula="of:=[.J37]" office:value-type="date" office:date-value="2020-09-19" calcext:value-type="date">
            <text:p>2020-09-19</text:p>
          </table:table-cell>
          <table:table-cell office:value-type="string" calcext:value-type="string">
            <text:p>','</text:p>
          </table:table-cell>
          <table:table-cell table:formula="of:=[.L37]" office:value-type="date" office:date-value="2020-09-22" calcext:value-type="date">
            <text:p>2020-09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table:formula="of:=[.J38]" office:value-type="date" office:date-value="2020-09-19" calcext:value-type="date">
            <text:p>2020-09-19</text:p>
          </table:table-cell>
          <table:table-cell office:value-type="string" calcext:value-type="string">
            <text:p>','</text:p>
          </table:table-cell>
          <table:table-cell table:formula="of:=[.L38]" office:value-type="date" office:date-value="2020-09-22" calcext:value-type="date">
            <text:p>2020-09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table:formula="of:=[.J39]" office:value-type="date" office:date-value="2020-09-19" calcext:value-type="date">
            <text:p>2020-09-19</text:p>
          </table:table-cell>
          <table:table-cell office:value-type="string" calcext:value-type="string">
            <text:p>','</text:p>
          </table:table-cell>
          <table:table-cell table:formula="of:=[.J40]+12" office:value-type="date" office:date-value="2020-10-01" calcext:value-type="date">
            <text:p>2020-10-0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table:formula="of:=[.J40]" office:value-type="date" office:date-value="2020-09-19" calcext:value-type="date">
            <text:p>2020-09-19</text:p>
          </table:table-cell>
          <table:table-cell office:value-type="string" calcext:value-type="string">
            <text:p>','</text:p>
          </table:table-cell>
          <table:table-cell table:formula="of:=[.J41]+12" office:value-type="date" office:date-value="2020-10-01" calcext:value-type="date">
            <text:p>2020-10-0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office:value-type="date" office:date-value="2020-10-10" calcext:value-type="date">
            <text:p>2020-10-10</text:p>
          </table:table-cell>
          <table:table-cell office:value-type="string" calcext:value-type="string">
            <text:p>','</text:p>
          </table:table-cell>
          <table:table-cell table:formula="of:=[.J42]+12" office:value-type="date" office:date-value="2020-10-22" calcext:value-type="date">
            <text:p>2020-10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table:formula="of:=[.J42]" office:value-type="date" office:date-value="2020-10-10" calcext:value-type="date">
            <text:p>2020-10-10</text:p>
          </table:table-cell>
          <table:table-cell office:value-type="string" calcext:value-type="string">
            <text:p>','</text:p>
          </table:table-cell>
          <table:table-cell table:formula="of:=[.J43]+12" office:value-type="date" office:date-value="2020-10-22" calcext:value-type="date">
            <text:p>2020-10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table:formula="of:=[.J43]" office:value-type="date" office:date-value="2020-10-10" calcext:value-type="date">
            <text:p>2020-10-10</text:p>
          </table:table-cell>
          <table:table-cell office:value-type="string" calcext:value-type="string">
            <text:p>','</text:p>
          </table:table-cell>
          <table:table-cell table:formula="of:=[.J44]+12" office:value-type="date" office:date-value="2020-10-22" calcext:value-type="date">
            <text:p>2020-10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table:formula="of:=[.J44]" office:value-type="date" office:date-value="2020-10-10" calcext:value-type="date">
            <text:p>2020-10-10</text:p>
          </table:table-cell>
          <table:table-cell office:value-type="string" calcext:value-type="string">
            <text:p>','</text:p>
          </table:table-cell>
          <table:table-cell table:formula="of:=[.J45]+12" office:value-type="date" office:date-value="2020-10-22" calcext:value-type="date">
            <text:p>2020-10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table:formula="of:=[.J45]" office:value-type="date" office:date-value="2020-10-10" calcext:value-type="date">
            <text:p>2020-10-10</text:p>
          </table:table-cell>
          <table:table-cell office:value-type="string" calcext:value-type="string">
            <text:p>','</text:p>
          </table:table-cell>
          <table:table-cell table:formula="of:=[.J46]+12" office:value-type="date" office:date-value="2020-10-22" calcext:value-type="date">
            <text:p>2020-10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table:formula="of:=[.J46]" office:value-type="date" office:date-value="2020-10-10" calcext:value-type="date">
            <text:p>2020-10-10</text:p>
          </table:table-cell>
          <table:table-cell office:value-type="string" calcext:value-type="string">
            <text:p>','</text:p>
          </table:table-cell>
          <table:table-cell table:formula="of:=[.J47]+12" office:value-type="date" office:date-value="2020-10-22" calcext:value-type="date">
            <text:p>2020-10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'</text:p>
          </table:table-cell>
          <table:table-cell table:formula="of:=[.J47]" office:value-type="date" office:date-value="2020-10-10" calcext:value-type="date">
            <text:p>2020-10-10</text:p>
          </table:table-cell>
          <table:table-cell office:value-type="string" calcext:value-type="string">
            <text:p>','</text:p>
          </table:table-cell>
          <table:table-cell table:formula="of:=[.J48]+12" office:value-type="date" office:date-value="2020-10-22" calcext:value-type="date">
            <text:p>2020-10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'</text:p>
          </table:table-cell>
          <table:table-cell table:formula="of:=[.J48]" office:value-type="date" office:date-value="2020-10-10" calcext:value-type="date">
            <text:p>2020-10-10</text:p>
          </table:table-cell>
          <table:table-cell office:value-type="string" calcext:value-type="string">
            <text:p>','</text:p>
          </table:table-cell>
          <table:table-cell table:formula="of:=[.J49]+12" office:value-type="date" office:date-value="2020-10-22" calcext:value-type="date">
            <text:p>2020-10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'</text:p>
          </table:table-cell>
          <table:table-cell table:formula="of:=[.J49]" office:value-type="date" office:date-value="2020-10-10" calcext:value-type="date">
            <text:p>2020-10-10</text:p>
          </table:table-cell>
          <table:table-cell office:value-type="string" calcext:value-type="string">
            <text:p>','</text:p>
          </table:table-cell>
          <table:table-cell table:formula="of:=[.J50]+12" office:value-type="date" office:date-value="2020-10-22" calcext:value-type="date">
            <text:p>2020-10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'</text:p>
          </table:table-cell>
          <table:table-cell table:formula="of:=[.J50]" office:value-type="date" office:date-value="2020-10-10" calcext:value-type="date">
            <text:p>2020-10-10</text:p>
          </table:table-cell>
          <table:table-cell office:value-type="string" calcext:value-type="string">
            <text:p>','</text:p>
          </table:table-cell>
          <table:table-cell table:formula="of:=[.J51]+12" office:value-type="date" office:date-value="2020-10-22" calcext:value-type="date">
            <text:p>2020-10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);</text:p>
          </table:table-cell>
        </table:table-row>
      </table:table>
      <table:table table:name="Rechnung" table:style-name="ta1">
        <table:table-column table:style-name="co25" table:default-cell-style-name="Default"/>
        <table:table-column table:style-name="co24" table:default-cell-style-name="Default"/>
        <table:table-column table:style-name="co15" table:default-cell-style-name="ce9"/>
        <table:table-column table:style-name="co4" table:default-cell-style-name="ce10"/>
        <table:table-column table:style-name="co26" table:default-cell-style-name="ce9"/>
        <table:table-column table:style-name="co4" table:default-cell-style-name="ce10"/>
        <table:table-column table:style-name="co27" table:default-cell-style-name="ce9"/>
        <table:table-column table:style-name="co28" table:default-cell-style-name="ce10"/>
        <table:table-column table:style-name="co29" table:default-cell-style-name="ce9"/>
        <table:table-column table:style-name="co26" table:default-cell-style-name="ce10"/>
        <table:table-column table:style-name="co30" table:default-cell-style-name="ce9"/>
        <table:table-column table:style-name="co31" table:default-cell-style-name="ce10"/>
        <table:table-column table:style-name="co29" table:default-cell-style-name="ce9"/>
        <table:table-column table:style-name="co4" table:default-cell-style-name="ce10"/>
        <table:table-column table:style-name="co32" table:default-cell-style-name="ce9"/>
        <table:table-column table:style-name="co4" table:default-cell-style-name="ce11"/>
        <table:table-column table:style-name="co33" table:default-cell-style-name="ce12"/>
        <table:table-column table:style-name="co34" table:default-cell-style-name="Default"/>
        <table:table-column table:style-name="co4" table:number-columns-repeated="2" table:default-cell-style-name="ce10"/>
        <table:table-column table:style-name="co35" table:default-cell-style-name="Default"/>
        <table:table-row table:style-name="ro1">
          <table:table-cell/>
          <table:table-cell office:value-type="string" calcext:value-type="string">
            <text:p>R_id</text:p>
          </table:table-cell>
          <table:table-cell table:style-name="Default"/>
          <table:table-cell table:style-name="Default" office:value-type="string" calcext:value-type="string">
            <text:p>Kundenname</text:p>
          </table:table-cell>
          <table:table-cell table:style-name="Default" table:number-columns-repeated="13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nsert into Rechnung <text:s/>(R_id, Kundenname, Kundenvorname, Strasse, Hausnummer, PLZ, Ort, Rechnungsdatum, preis, Status ) Values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','</text:p>
          </table:table-cell>
          <table:table-cell office:value-type="float" office:value="24996" calcext:value-type="float">
            <text:p>2499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hneby</text:p>
          </table:table-cell>
          <table:table-cell office:value-type="string" calcext:value-type="string">
            <text:p>','</text:p>
          </table:table-cell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',</text:p>
          </table:table-cell>
          <table:table-cell table:style-name="ce10" office:value-type="string" calcext:value-type="string">
            <text:p>46.87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Rechnung <text:s/>(R_id, Kundenname, Kundenvorname, Strasse, Hausnummer, PLZ, Ort, Rechnungsdatum, preis, Status ) Values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','</text:p>
          </table:table-cell>
          <table:table-cell office:value-type="float" office:value="52074" calcext:value-type="float">
            <text:p>5207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','</text:p>
          </table:table-cell>
          <table:table-cell office:value-type="date" office:date-value="2020-08-01" calcext:value-type="date">
            <text:p>2020-08-01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Rechnung <text:s/>(R_id, Kundenname, Kundenvorname, Strasse, Hausnummer, PLZ, Ort, Rechnungsdatum, preis, Status ) Values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','</text:p>
          </table:table-cell>
          <table:table-cell office:value-type="float" office:value="27367" calcext:value-type="float">
            <text:p>2736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hausen</text:p>
          </table:table-cell>
          <table:table-cell office:value-type="string" calcext:value-type="string">
            <text:p>','</text:p>
          </table:table-cell>
          <table:table-cell office:value-type="date" office:date-value="2020-08-01" calcext:value-type="date">
            <text:p>2020-08-01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Rechnung <text:s/>(R_id, Kundenname, Kundenvorname, Strasse, Hausnummer, PLZ, Ort, Rechnungsdatum, preis, Status ) Values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4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4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4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49a</text:p>
          </table:table-cell>
          <table:table-cell office:value-type="string" calcext:value-type="string">
            <text:p>','</text:p>
          </table:table-cell>
          <table:table-cell office:value-type="float" office:value="23623" calcext:value-type="float">
            <text:p>2362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hrensb?k</text:p>
          </table:table-cell>
          <table:table-cell office:value-type="string" calcext:value-type="string">
            <text:p>','</text:p>
          </table:table-cell>
          <table:table-cell office:value-type="date" office:date-value="2020-08-13" calcext:value-type="date">
            <text:p>2020-08-13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Rechnung <text:s/>(R_id, Kundenname, Kundenvorname, Strasse, Hausnummer, PLZ, Ort, Rechnungsdatum, preis, Status ) Values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','</text:p>
          </table:table-cell>
          <table:table-cell office:value-type="float" office:value="55767" calcext:value-type="float">
            <text:p>5576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chtelsbach</text:p>
          </table:table-cell>
          <table:table-cell office:value-type="string" calcext:value-type="string">
            <text:p>','</text:p>
          </table:table-cell>
          <table:table-cell office:value-type="date" office:date-value="2020-09-01" calcext:value-type="date">
            <text:p>2020-09-01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Rechnung <text:s/>(R_id, Kundenname, Kundenvorname, Strasse, Hausnummer, PLZ, Ort, Rechnungsdatum, preis, Status ) Values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','</text:p>
          </table:table-cell>
          <table:table-cell office:value-type="float" office:value="27367" calcext:value-type="float">
            <text:p>2736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hausen</text:p>
          </table:table-cell>
          <table:table-cell office:value-type="string" calcext:value-type="string">
            <text:p>','</text:p>
          </table:table-cell>
          <table:table-cell office:value-type="date" office:date-value="2020-09-19" calcext:value-type="date">
            <text:p>2020-09-19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Rechnung <text:s/>(R_id, Kundenname, Kundenvorname, Strasse, Hausnummer, PLZ, Ort, Rechnungsdatum, preis, Status ) Values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','</text:p>
          </table:table-cell>
          <table:table-cell office:value-type="float" office:value="52074" calcext:value-type="float">
            <text:p>5207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','</text:p>
          </table:table-cell>
          <table:table-cell office:value-type="date" office:date-value="2020-10-10" calcext:value-type="date">
            <text:p>2020-10-10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Rechnung <text:s/>(R_id, Kundenname, Kundenvorname, Strasse, Hausnummer, PLZ, Ort, Rechnungsdatum, preis, Status ) Values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','</text:p>
          </table:table-cell>
          <table:table-cell office:value-type="float" office:value="31708" calcext:value-type="float">
            <text:p>3170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hnsen</text:p>
          </table:table-cell>
          <table:table-cell office:value-type="string" calcext:value-type="string">
            <text:p>','</text:p>
          </table:table-cell>
          <table:table-cell office:value-type="date" office:date-value="2020-10-10" calcext:value-type="date">
            <text:p>2020-10-10</text:p>
          </table:table-cell>
          <table:table-cell office:value-type="string" calcext:value-type="string">
            <text:p>'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5" number:min-decimal-places="15" number:min-integer-digits="1"/>
    </number:number-style>
    <number:number-style style:name="N108">
      <number:number number:decimal-places="14" number:min-decimal-places="14" number:min-integer-digits="1"/>
    </number:number-style>
    <number:number-style style:name="N109">
      <number:number number:decimal-places="0" number:min-decimal-places="0" number:min-integer-digits="3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2T10:24:29.935000000</dc:date>
    <meta:editing-duration>PT9H14M9S</meta:editing-duration>
    <meta:editing-cycles>3</meta:editing-cycles>
    <meta:generator>LibreOffice/7.1.3.2$Windows_X86_64 LibreOffice_project/47f78053abe362b9384784d31a6e56f8511eb1c1</meta:generator>
    <meta:document-statistic meta:table-count="4" meta:cell-count="2643" meta:object-count="0"/>
  </office:meta>
</office:document-meta>
</file>